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1.6736in"/>
    </style:style>
    <style:style style:name="Table1.B" style:family="table-column">
      <style:table-column-properties style:column-width="1.6729in"/>
    </style:style>
    <style:style style:name="Table1.A1" style:family="table-cell">
      <style:table-cell-properties fo:padding="0.0382in" fo:border-left="0.5pt solid #000000" fo:border-right="none" fo:border-top="0.5pt solid #000000" fo:border-bottom="0.5pt solid #000000" style:writing-mode="lr-tb"/>
    </style:style>
    <style:style style:name="Table1.D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D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D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3.3465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P1" style:family="paragraph" style:parent-style-name="Table_20_Contents">
      <style:text-properties style:font-name="Liberation San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language="zxx" fo:country="none" fo:font-weight="bold" style:language-asian="zxx" style:country-asian="none" style:font-weight-asian="bold" style:language-complex="zxx" style:country-complex="none" style:font-weight-complex="bold"/>
    </style:style>
    <style:style style:name="P3" style:family="paragraph" style:parent-style-name="Table_20_Contents">
      <style:text-properties style:font-name="Liberation Sans" fo:language="zxx" fo:country="none" style:language-asian="zxx" style:country-asian="none" style:language-complex="zxx" style:country-complex="none"/>
    </style:style>
    <style:style style:name="P4" style:family="paragraph" style:parent-style-name="Standard">
      <style:text-properties style:font-name="Liberation Sans" fo:language="zxx" fo:country="none" style:language-asian="zxx" style:country-asian="none" style:language-complex="zxx" style:country-complex="none"/>
    </style:style>
    <style:style style:name="P5" style:family="paragraph" style:parent-style-name="Standard">
      <style:text-properties style:font-name="Liberation Sans" fo:language="zxx" fo:country="none" fo:font-style="italic" style:language-asian="zxx" style:country-asian="none" style:font-style-asian="italic" style:language-complex="zxx" style:country-complex="none" style:font-style-complex="italic"/>
    </style:style>
    <style:style style:name="P6" style:family="paragraph" style:parent-style-name="Table_20_Contents">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Liberation Sans" fo:font-size="14pt" fo:language="zxx" fo:country="none" fo:font-style="italic" fo:font-weight="bold" style:font-size-asian="14pt" style:language-asian="zxx" style:country-asian="none" style:font-style-asian="italic" style:font-weight-asian="bold" style:language-complex="zxx" style:country-complex="none" style:font-style-complex="italic" style:font-weight-complex="bold"/>
    </style:style>
    <style:style style:name="P9" style:family="paragraph" style:parent-style-name="Standard">
      <style:text-properties style:font-name="Liberation Sans" fo:font-size="16pt" fo:language="zxx" fo:country="none" fo:font-style="italic"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0" style:family="paragraph" style:parent-style-name="Standard" style:master-page-name="MP0">
      <style:paragraph-properties fo:text-align="center" style:justify-single-word="false" style:page-number="auto" fo:break-before="page"/>
      <style:text-properties style:font-name="Liberation Sans" fo:font-size="18pt" fo:language="zxx" fo:country="none" fo:font-weight="bold" style:font-size-asian="18pt" style:language-asian="zxx" style:country-asian="none" style:font-weight-asian="bold" style:language-complex="zxx" style:country-complex="none" style:font-weight-complex="bold"/>
    </style:style>
    <style:style style:name="P11" style:family="paragraph" style:parent-style-name="Standard" style:list-style-name="L1">
      <style:text-properties style:font-name="Liberation Sans" fo:language="zxx" fo:country="none" style:language-asian="zxx" style:country-asian="none" style:language-complex="zxx" style:country-complex="none"/>
    </style:style>
    <style:style style:name="P12" style:family="paragraph" style:parent-style-name="Standard" style:list-style-name="L2">
      <style:text-properties style:font-name="Liberation Sans" fo:language="zxx" fo:country="none" style:language-asian="zxx" style:country-asian="none" style:language-complex="zxx" style:country-complex="none"/>
    </style:style>
    <style:style style:name="P13" style:family="paragraph" style:parent-style-name="Standard" style:list-style-name="L3">
      <style:text-properties style:font-name="Liberation Sans" fo:language="zxx" fo:country="none" style:language-asian="zxx" style:country-asian="none" style:language-complex="zxx" style:country-complex="none"/>
    </style:style>
    <style:style style:name="P14" style:family="paragraph" style:parent-style-name="Standard" style:list-style-name="L4">
      <style:text-properties style:font-name="Liberation Sans" fo:language="zxx" fo:country="none" style:language-asian="zxx" style:country-asian="none" style:language-complex="zxx" style:country-complex="none"/>
    </style:style>
    <style:style style:name="P15" style:family="paragraph" style:parent-style-name="Standard" style:list-style-name="L5">
      <style:text-properties style:font-name="Liberation Sans" fo:language="zxx" fo:country="none" style:language-asian="zxx" style:country-asian="none" style:language-complex="zxx" style:country-complex="none"/>
    </style:style>
    <style:style style:name="P16" style:family="paragraph" style:parent-style-name="Standard" style:list-style-name="L6">
      <style:text-properties style:font-name="Liberation Sans" fo:language="zxx" fo:country="none" style:language-asian="zxx" style:country-asian="none" style:language-complex="zxx" style:country-complex="none"/>
    </style:style>
    <style:style style:name="P17" style:family="paragraph" style:parent-style-name="Standard" style:list-style-name="L7">
      <style:text-properties style:font-name="Liberation Sans" fo:language="zxx" fo:country="none" style:language-asian="zxx" style:country-asian="none" style:language-complex="zxx" style:country-complex="none"/>
    </style:style>
    <style:style style:name="P18" style:family="paragraph" style:parent-style-name="Standard" style:list-style-name="L8">
      <style:text-properties style:font-name="Liberation Sans" fo:language="zxx" fo:country="none" style:language-asian="zxx" style:country-asian="none" style:language-complex="zxx" style:country-complex="none"/>
    </style:style>
    <style:style style:name="P19" style:family="paragraph" style:parent-style-name="Standard" style:list-style-name="L10">
      <style:text-properties style:font-name="Liberation Sans" fo:language="zxx" fo:country="none" style:language-asian="zxx" style:country-asian="none" style:language-complex="zxx" style:country-complex="none"/>
    </style:style>
    <style:style style:name="P20" style:family="paragraph" style:parent-style-name="Standard" style:list-style-name="L11">
      <style:text-properties style:font-name="Liberation Sans" fo:language="zxx" fo:country="none" style:language-asian="zxx" style:country-asian="none" style:language-complex="zxx" style:country-complex="none"/>
    </style:style>
    <style:style style:name="P21" style:family="paragraph" style:parent-style-name="Standard" style:list-style-name="L12">
      <style:text-properties style:font-name="Liberation Sans" fo:language="zxx" fo:country="none" style:language-asian="zxx" style:country-asian="none" style:language-complex="zxx" style:country-complex="none"/>
    </style:style>
    <style:style style:name="P22" style:family="paragraph" style:parent-style-name="Standard" style:list-style-name="L13">
      <style:text-properties style:font-name="Liberation Sans" fo:language="zxx" fo:country="none" style:language-asian="zxx" style:country-asian="none" style:language-complex="zxx" style:country-complex="none"/>
    </style:style>
    <style:style style:name="P23" style:family="paragraph" style:parent-style-name="Standard" style:list-style-name="L14">
      <style:text-properties style:font-name="Liberation Sans" fo:language="zxx" fo:country="none" style:language-asian="zxx" style:country-asian="none" style:language-complex="zxx" style:country-complex="none"/>
    </style:style>
    <style:style style:name="P24" style:family="paragraph" style:parent-style-name="Standard" style:list-style-name="L15">
      <style:text-properties style:font-name="Liberation Sans" fo:language="zxx" fo:country="none" style:language-asian="zxx" style:country-asian="none" style:language-complex="zxx" style:country-complex="none"/>
    </style:style>
    <style:style style:name="P25" style:family="paragraph" style:parent-style-name="Standard" style:list-style-name="L15">
      <style:text-properties style:font-name="Liberation Sans" fo:language="zxx" fo:country="none" officeooo:paragraph-rsid="0016bdf2" style:language-asian="zxx" style:country-asian="none" style:language-complex="zxx" style:country-complex="none"/>
    </style:style>
    <style:style style:name="P26" style:family="paragraph" style:parent-style-name="Standard" style:list-style-name="L12">
      <style:text-properties style:font-name="Liberation Sans" fo:language="zxx" fo:country="none" fo:font-weight="normal" style:language-asian="zxx" style:country-asian="none" style:font-weight-asian="normal" style:language-complex="zxx" style:country-complex="none" style:font-weight-complex="normal"/>
    </style:style>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5"/>
    <style:style style:name="T1" style:family="text">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2" style:family="text">
      <style:text-properties style:font-name="Liberation Sans" fo:language="zxx" fo:country="none" style:language-asian="zxx" style:country-asian="none" style:language-complex="zxx" style:country-complex="none"/>
    </style:style>
    <style:style style:name="T3" style:family="text">
      <style:text-properties style:font-name="Liberation Sans" fo:language="zxx" fo:country="none" officeooo:rsid="00156935" style:language-asian="zxx" style:country-asian="none" style:language-complex="zxx" style:country-complex="none"/>
    </style:style>
    <style:style style:name="T4" style:family="text">
      <style:text-properties style:font-name="Liberation Sans" fo:language="zxx" fo:country="none" officeooo:rsid="0018fbd7" style:language-asian="zxx" style:country-asian="none" style:language-complex="zxx" style:country-complex="none"/>
    </style:style>
    <style:style style:name="T5" style:family="text">
      <style:text-properties style:font-name="Liberation Sans" fo:language="zxx" fo:country="none" style:text-underline-style="solid" style:text-underline-width="auto" style:text-underline-color="font-color"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6"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7" style:family="text">
      <style:text-properties style:font-name="Liberation Sans" fo:language="zxx" fo:country="none" fo:font-weight="bold" officeooo:rsid="0018fbd7" style:language-asian="zxx" style:country-asian="none" style:font-weight-asian="bold" style:language-complex="zxx" style:country-complex="none" style:font-weight-complex="bold"/>
    </style:style>
    <style:style style:name="T8" style:family="text">
      <style:text-properties style:font-name="Liberation Sans" fo:language="zxx" fo:country="none" fo:font-weight="normal" officeooo:rsid="0018fbd7" style:language-asian="zxx" style:country-asian="none" style:font-weight-asian="normal" style:language-complex="zxx" style:country-complex="none" style:font-weight-complex="normal"/>
    </style:style>
    <style:style style:name="T9" style:family="text">
      <style:text-properties officeooo:rsid="0017bbdc"/>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zione della prima parte del progetto di D'Antuono Pietro e Ruocco Giovanni</text:p>
      <text:p text:style-name="P2"/>
      <text:p text:style-name="P8">Introduzione:</text:p>
      <text:p text:style-name="P4">L'applicazione richiesta deve gestire un campionato mondiale di automobili, caratterizzando ogni aspetto relativo quest'ultimo e ai circuiti, alle gare e alle scuderie che vi prendono parte.</text:p>
      <text:p text:style-name="P4">Un'applicazione di questo tipo caratterizza non solo le categorie di piloti che formano l’equipaggio ma anche le vetture e le componenti di cui sono dotate.</text:p>
      <text:p text:style-name="P4">Una vettura che partecipa ad una gara conseguirà dei punti a seconda della sua posizione ricoperta al termine della stessa, dunque sarà necessario memorizzare i risultati conseguiti da ciascuna vettura nel corso delle gare di una stagione.</text:p>
      <text:p text:style-name="P4">I piloti possono essere membri dell’equipaggio e finanziatori della scuderia stessa. Quest’ultima si dota di autovetture, le quali sono assemblate a partire da diversi componenti, prodotti da costruttori diversi.</text:p>
      <text:p text:style-name="P4"/>
      <text:p text:style-name="P2">A. Gestione del campionato:</text:p>
      <text:list xml:id="list3736477041" text:style-name="L1">
        <text:list-item>
          <text:p text:style-name="P11">Registrazione di una nuova gara al campionato.</text:p>
        </text:list-item>
        <text:list-item>
          <text:p text:style-name="P11">Assegnazione della gara al circuito nel quale si svolge.</text:p>
        </text:list-item>
        <text:list-item>
          <text:p text:style-name="P11">Iscrizione delle vetture di una scuderia al campionato.</text:p>
        </text:list-item>
        <text:list-item>
          <text:p text:style-name="P11">Visualizzazione dei risultati ottenuti da ciascuna vettura.</text:p>
        </text:list-item>
      </text:list>
      <text:p text:style-name="P2">B. Gestione delle scuderie:</text:p>
      <text:list xml:id="list1803874076" text:style-name="L2">
        <text:list-item>
          <text:p text:style-name="P12">Assegnamento delle vetture alle scuderie che le gestiscono.</text:p>
        </text:list-item>
        <text:list-item>
          <text:p text:style-name="P12">Gestione dei finanziatori e dei finanziamenti ottenuti dalla scuderia.</text:p>
        </text:list-item>
      </text:list>
      <text:p text:style-name="P2">C. Gestione delle vetture:</text:p>
      <text:list xml:id="list1131954088" text:style-name="L3">
        <text:list-item>
          <text:p text:style-name="P13">Scelta delle componenti di cui è caratterizzata una vettura.</text:p>
        </text:list-item>
        <text:list-item>
          <text:p text:style-name="P13">Tracciamento dei costruttori responsabili per la creazione delle componenti.</text:p>
        </text:list-item>
        <text:list-item>
          <text:p text:style-name="P13">Acquisto della vettura da parte di una scuderia.</text:p>
        </text:list-item>
        <text:list-item>
          <text:p text:style-name="P13">Affidamento della vettura ad un equipaggio di piloti.</text:p>
        </text:list-item>
      </text:list>
      <text:p text:style-name="P4"/>
      <text:p text:style-name="P2">Occorre gestire le seguenti macro-operazioni:</text:p>
      <text:list xml:id="list1689942229" text:style-name="L4">
        <text:list-item>
          <text:p text:style-name="P14">Registrazione dei dati relativi alle gare e ai circuiti.</text:p>
        </text:list-item>
        <text:list-item>
          <text:p text:style-name="P14">Gestione delle vetture e delle loro componenti prodotte dai costruttori.</text:p>
        </text:list-item>
        <text:list-item>
          <text:p text:style-name="P14">Gestione dei finanziamenti ottenuti da ciascuna scuderia.</text:p>
        </text:list-item>
        <text:list-item>
          <text:p text:style-name="P14">Analisi dei risultati conseguiti da ciascuna vettura.</text:p>
        </text:list-item>
        <text:list-item>
          <text:p text:style-name="P14">Statistiche del campionato in funzione dei piloti e delle vetture partecipanti.</text:p>
        </text:list-item>
        <text:list-item>
          <text:p text:style-name="P14">Classifica finale dei punti.</text:p>
        </text:list-item>
      </text:list>
      <text:p text:style-name="P4"/>
      <text:p text:style-name="P8">Descrizione dettagliata:</text:p>
      <text:p text:style-name="P4">Per ogni circuito andrà memorizzato il nome, il paese nel quale risiede, la lunghezza ed il numero di curve di cui dispone. Ogni circuito può essere coinvolto in più gare.</text:p>
      <text:p text:style-name="P4"/>
      <text:p text:style-name="P4">Inoltre, per ogni gara è necessario memorizzare:</text:p>
      <text:list xml:id="list2881337208" text:style-name="L5">
        <text:list-item>
          <text:p text:style-name="P15">il nome e la data dell’evento;</text:p>
        </text:list-item>
        <text:list-item>
          <text:p text:style-name="P15">la sua durata espressa in ore;</text:p>
        </text:list-item>
        <text:list-item>
          <text:p text:style-name="P15">il tipo di gara (asciutta o bagnata).</text:p>
        </text:list-item>
      </text:list>
      <text:p text:style-name="P4"/>
      <text:p text:style-name="P4">Le vetture iscritte ad una gara, al termine della stessa, riceveranno dei punti a seconda del loro piazzamento finale. In caso una vettura non completi una gara, è necessario memorizzare il motivo del ritiro (incidente, guasto meccanico, squalifica).</text:p>
      <text:p text:style-name="P4"><text:soft-page-break/>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4"/>
      <text:p text:style-name="P4">Ciascuna vettura è assemblata a partire da componenti che sono prodotti da uno specifico costruttore.</text:p>
      <text:list xml:id="list1283830755" text:style-name="L6">
        <text:list-item>
          <text:p text:style-name="P16">Ogni componente è caratterizzato da un codice che lo identifica insieme alla macchina su cui viene installato. Inoltre, ogni componente ha un costo specifico.</text:p>
        </text:list-item>
        <text:list-item>
          <text:p text:style-name="P16">In ogni momento deve essere possibile risalire alla data in cui quel determinato componente è stato installato su una vettura.</text:p>
        </text:list-item>
      </text:list>
      <text:p text:style-name="P4"/>
      <text:p text:style-name="P4">Un componente può essere di tre tipi:</text:p>
      <text:list xml:id="list3153038758" text:style-name="L7">
        <text:list-item>
          <text:p text:style-name="P17">Telaio, per cui è necessario sapere il tipo di materiale di cui è composto ed il suo peso.</text:p>
        </text:list-item>
        <text:list-item>
          <text:p text:style-name="P17">Cambio, che può avere un numero di marce variabile tra 7 e 8.</text:p>
        </text:list-item>
        <text:list-item>
          <text:p text:style-name="P17">Motore, esso può variare in termini di cilindrata espressa, tipo motore (turbo o aspirato) ed il numero di cilindri di cui è composto.</text:p>
        </text:list-item>
      </text:list>
      <text:p text:style-name="P4"/>
      <text:p text:style-name="P4">Di un costruttore è importante sapere il nome, la ragione sociale, la sede della fabbrica, ed il numero di componenti che ha fornito.</text:p>
      <text:p text:style-name="P4"/>
      <text:p text:style-name="P4">L’equipaggio di ciascuna vettura è formato da piloti il cui numero di componenti può essere variabile. Ogni equipaggio è formato da piloti di cui è importante sapere i dati anagrafici (nome, cognome, data di nascita, nazionalità).</text:p>
      <text:p text:style-name="P4"/>
      <text:p text:style-name="P4">Di un equipaggio possono far parte piloti professionisti e piloti amatori.</text:p>
      <text:list xml:id="list1624034787" text:style-name="L8">
        <text:list-item>
          <text:p text:style-name="P18">I piloti «PRO» sono piloti che hanno alle loro spalle la partecipazione già a diverse gare e per cui è necessario conoscere il numero di licenze possedute.</text:p>
        </text:list-item>
        <text:list-item>
          <text:p text:style-name="P18">I piloti «AM», invece, sono alle loro prime esperienze nei campionati, di loro è importante conoscere la data di acquisizione della prima licenza.</text:p>
          <text:list>
            <text:list-item>
              <text:p text:style-name="P1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4"/>
      <text:p text:style-name="P4">Ogni scuderia è responsabile di una o più vetture e si deve tenere traccia del nome e del paese nel quale è presente la sede principale. Una scuderia potrebbe ricevere o meno dei finanziamenti da parte di «Gentleman Driver», e in questo caso è necessario tenere traccia sia del numero di finanziamenti ottenuti sia la quantità di denaro, a.k.a. quota, ricevuta da ciascun finanziatore.</text:p>
      <text:p text:style-name="P4"/>
      <text:p text:style-name="P9">Analisi della specifica:</text:p>
      <text:p text:style-name="Standard"><text:span text:style-name="Car._20_predefinito_20_paragrafo"><text:span text:style-name="T1">Sostantivi:</text:span></text:span></text:p>
      <text:list xml:id="list1399752644" text:style-name="L9">
        <text:list-item>
          <text:p text:style-name="P27"><text:span text:style-name="Car._20_predefinito_20_paragrafo"><text:span text:style-name="T2">Circuito (</text:span></text:span><text:span text:style-name="Car._20_predefinito_20_paragrafo"><text:span text:style-name="T5">Nome</text:span></text:span><text:span text:style-name="Car._20_predefinito_20_paragrafo"><text:span text:style-name="T2">, Paese, Lunghezza, #Curve)</text:span></text:span></text:p>
        </text:list-item>
      </text:list>
      <text:list xml:id="list1893729471" text:style-name="L10">
        <text:list-item>
          <text:p text:style-name="P28"><text:span text:style-name="Car._20_predefinito_20_paragrafo"><text:span text:style-name="T2">Gara (</text:span></text:span><text:span text:style-name="Car._20_predefinito_20_paragrafo"><text:span text:style-name="T5">Nome</text:span></text:span><text:span text:style-name="Car._20_predefinito_20_paragrafo"><text:span text:style-name="T2">, Data, Durata, Tipo)</text:span></text:span></text:p>
        </text:list-item>
        <text:list-item>
          <text:p text:style-name="P28"><text:span text:style-name="Car._20_predefinito_20_paragrafo"><text:span text:style-name="T2">Vettura (</text:span></text:span><text:span text:style-name="Car._20_predefinito_20_paragrafo"><text:span text:style-name="T5">Numero di gara</text:span></text:span><text:span text:style-name="Car._20_predefinito_20_paragrafo"><text:span text:style-name="T2">, Modello, Punti, #Piloti)</text:span></text:span></text:p>
        </text:list-item>
        <text:list-item>
          <text:p text:style-name="P28"><text:span text:style-name="Car._20_predefinito_20_paragrafo"><text:span text:style-name="T2">Componente (</text:span></text:span><text:span text:style-name="Car._20_predefinito_20_paragrafo"><text:span text:style-name="T5">Codice componente</text:span></text:span><text:span text:style-name="Car._20_predefinito_20_paragrafo"><text:span text:style-name="T2">, Costo)</text:span></text:span></text:p>
          <text:list>
            <text:list-item>
              <text:p text:style-name="P19">Telaio (Materiale, Peso)</text:p>
            </text:list-item>
            <text:list-item>
              <text:p text:style-name="P19">Cambio (Marcia)</text:p>
            </text:list-item>
            <text:list-item>
              <text:p text:style-name="P19">Motore (Cilindrata, Tipo, #Cilindri)</text:p>
            </text:list-item>
          </text:list>
        </text:list-item>
        <text:list-item>
          <text:p text:style-name="P28"><text:span text:style-name="Car._20_predefinito_20_paragrafo"><text:span text:style-name="T2">Costruttore (</text:span></text:span><text:span text:style-name="Car._20_predefinito_20_paragrafo"><text:span text:style-name="T5">Nome</text:span></text:span><text:span text:style-name="Car._20_predefinito_20_paragrafo"><text:span text:style-name="T2">, Ragione sociale, Sede, #Componenti)</text:span></text:span></text:p>
        </text:list-item>
        <text:list-item>
          <text:p text:style-name="P28"><text:soft-page-break/><text:span text:style-name="Car._20_predefinito_20_paragrafo"><text:span text:style-name="T2">Pilota (</text:span></text:span><text:span text:style-name="Car._20_predefinito_20_paragrafo"><text:span text:style-name="T5">Codice pilota</text:span></text:span><text:span text:style-name="Car._20_predefinito_20_paragrafo"><text:span text:style-name="T6">, </text:span></text:span><text:span text:style-name="Car._20_predefinito_20_paragrafo"><text:span text:style-name="T2">Nome, Cognome, Data di nascita, Nazionalità)</text:span></text:span></text:p>
          <text:list>
            <text:list-item>
              <text:p text:style-name="P19">PRO (#Licenze)</text:p>
            </text:list-item>
            <text:list-item>
              <text:p text:style-name="P19">AM (Data prima licenza)</text:p>
            </text:list-item>
            <text:list-item>
              <text:p text:style-name="P19">Gentleman Driver (#Finanziamenti, Quota)</text:p>
            </text:list-item>
          </text:list>
        </text:list-item>
        <text:list-item>
          <text:p text:style-name="P28"><text:span text:style-name="Car._20_predefinito_20_paragrafo"><text:span text:style-name="T2">Scuderia (</text:span></text:span><text:span text:style-name="Car._20_predefinito_20_paragrafo"><text:span text:style-name="T5">Nome</text:span></text:span><text:span text:style-name="Car._20_predefinito_20_paragrafo"><text:span text:style-name="T2">, Sede, #Finanziamenti)</text:span></text:span></text:p>
        </text:list-item>
      </text:list>
      <text:p text:style-name="P4"/>
      <text:p text:style-name="P7">Verbi:</text:p>
      <text:list xml:id="list2894750872" text:style-name="L11">
        <text:list-item>
          <text:p text:style-name="P20">Coinvolto</text:p>
          <text:list>
            <text:list-item>
              <text:p text:style-name="P20">Coinvolgimento [Circuito – Gara]</text:p>
            </text:list-item>
          </text:list>
        </text:list-item>
        <text:list-item>
          <text:p text:style-name="P20">Iscrivere</text:p>
          <text:list>
            <text:list-item>
              <text:p text:style-name="P20">Iscrizione [Gara – Vettura] (Punteggio, Stato fine gara)</text:p>
            </text:list-item>
          </text:list>
        </text:list-item>
        <text:list-item>
          <text:p text:style-name="P20">Guidare</text:p>
          <text:list>
            <text:list-item>
              <text:p text:style-name="P20">Guida [Vettura – Pilota]</text:p>
            </text:list-item>
          </text:list>
        </text:list-item>
        <text:list-item>
          <text:p text:style-name="P20">Prepara</text:p>
          <text:list>
            <text:list-item>
              <text:p text:style-name="P20">Preparazione [Vettura – Scuderia]</text:p>
            </text:list-item>
          </text:list>
        </text:list-item>
        <text:list-item>
          <text:p text:style-name="P20">Costituire</text:p>
          <text:list>
            <text:list-item>
              <text:p text:style-name="P20">Composizione [Vettura – Componente] (Data installazione)</text:p>
            </text:list-item>
          </text:list>
        </text:list-item>
        <text:list-item>
          <text:p text:style-name="P20">Realizzare</text:p>
          <text:list>
            <text:list-item>
              <text:p text:style-name="P20">Produzione [Componente – Costruttore]</text:p>
            </text:list-item>
          </text:list>
        </text:list-item>
      </text:list>
      <text:p text:style-name="P4"/>
      <text:p text:style-name="P8">Glossario dei termini:</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1">Termine</text:p>
          </table:table-cell>
          <table:table-cell table:style-name="Table1.A1" office:value-type="string">
            <text:p text:style-name="P1">Descrizione</text:p>
          </table:table-cell>
          <table:table-cell table:style-name="Table1.A1" office:value-type="string">
            <text:p text:style-name="P1">Sinonimi</text:p>
          </table:table-cell>
          <table:table-cell table:style-name="Table1.D1" office:value-type="string">
            <text:p text:style-name="P1">Collegamenti</text:p>
          </table:table-cell>
        </table:table-row>
        <table:table-row>
          <table:table-cell table:style-name="Table1.A2" office:value-type="string">
            <text:p text:style-name="P3">Circuito</text:p>
          </table:table-cell>
          <table:table-cell table:style-name="Table1.A2" office:value-type="string">
            <text:p text:style-name="P3">Uno dei percorsi lungo cui si svolge una gara.</text:p>
          </table:table-cell>
          <table:table-cell table:style-name="Table1.A2" office:value-type="string">
            <text:p text:style-name="P3">Nessuno</text:p>
          </table:table-cell>
          <table:table-cell table:style-name="Table1.D2" office:value-type="string">
            <text:p text:style-name="P3">Gara</text:p>
          </table:table-cell>
        </table:table-row>
        <table:table-row>
          <table:table-cell table:style-name="Table1.A2" office:value-type="string">
            <text:p text:style-name="P3">Gara</text:p>
          </table:table-cell>
          <table:table-cell table:style-name="Table1.A2" office:value-type="string">
            <text:p text:style-name="P3">Un evento a cui prendono parte le vetture.</text:p>
          </table:table-cell>
          <table:table-cell table:style-name="Table1.A2" office:value-type="string">
            <text:p text:style-name="P3">Nessuno</text:p>
          </table:table-cell>
          <table:table-cell table:style-name="Table1.D2" office:value-type="string">
            <text:p text:style-name="P3">Circuito, Vettura</text:p>
          </table:table-cell>
        </table:table-row>
        <table:table-row>
          <table:table-cell table:style-name="Table1.A2" office:value-type="string">
            <text:p text:style-name="P3">Vettura</text:p>
          </table:table-cell>
          <table:table-cell table:style-name="Table1.A2" office:value-type="string">
            <text:p text:style-name="P3">Un veicolo gestito da una scuderia e guidato da un pilota che prende parte ad una gara.</text:p>
          </table:table-cell>
          <table:table-cell table:style-name="Table1.A2" office:value-type="string">
            <text:p text:style-name="P3">Veicolo</text:p>
          </table:table-cell>
          <table:table-cell table:style-name="Table1.D2" office:value-type="string">
            <text:p text:style-name="P3">Pilota, Gara, Componente, Scuderia</text:p>
          </table:table-cell>
        </table:table-row>
        <table:table-row>
          <table:table-cell table:style-name="Table1.A2" office:value-type="string">
            <text:p text:style-name="P3">Componente</text:p>
          </table:table-cell>
          <table:table-cell table:style-name="Table1.A2" office:value-type="string">
            <text:p text:style-name="P3">Uno degli elementi che costituisce le vetture.</text:p>
          </table:table-cell>
          <table:table-cell table:style-name="Table1.A2" office:value-type="string">
            <text:p text:style-name="P3">Nessuno</text:p>
          </table:table-cell>
          <table:table-cell table:style-name="Table1.D2" office:value-type="string">
            <text:p text:style-name="P3">Vettura, Costruttore, Motore, Cambio, Telaio</text:p>
          </table:table-cell>
        </table:table-row>
        <table:table-row>
          <table:table-cell table:style-name="Table1.A2" office:value-type="string">
            <text:p text:style-name="P3">Telaio</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Cambio</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Motore</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Costruttore</text:p>
          </table:table-cell>
          <table:table-cell table:style-name="Table1.A2" office:value-type="string">
            <text:p text:style-name="P3">Una delle aziende che si occupa della produzione di componenti.</text:p>
          </table:table-cell>
          <table:table-cell table:style-name="Table1.A2" office:value-type="string">
            <text:p text:style-name="P3">Azienda</text:p>
          </table:table-cell>
          <table:table-cell table:style-name="Table1.D2" office:value-type="string">
            <text:p text:style-name="P3">Componente</text:p>
          </table:table-cell>
        </table:table-row>
        <table:table-row>
          <table:table-cell table:style-name="Table1.A2" office:value-type="string">
            <text:p text:style-name="P3">Pilota</text:p>
          </table:table-cell>
          <table:table-cell table:style-name="Table1.A2" office:value-type="string">
            <text:p text:style-name="P3">Una persona che gareggia a bordo di <text:soft-page-break/>una vettura.</text:p>
          </table:table-cell>
          <table:table-cell table:style-name="Table1.A2" office:value-type="string">
            <text:p text:style-name="P3">Nessuno</text:p>
          </table:table-cell>
          <table:table-cell table:style-name="Table1.D2" office:value-type="string">
            <text:p text:style-name="P3">Vettura, PRO, AM</text:p>
          </table:table-cell>
        </table:table-row>
        <table:table-row>
          <table:table-cell table:style-name="Table1.A2" office:value-type="string">
            <text:p text:style-name="P3">PRO</text:p>
          </table:table-cell>
          <table:table-cell table:style-name="Table1.A2" office:value-type="string">
            <text:p text:style-name="P3">Una delle categorie di pilota, che possiede grande esperienza.</text:p>
          </table:table-cell>
          <table:table-cell table:style-name="Table1.A2" office:value-type="string">
            <text:p text:style-name="P3">Nessuno</text:p>
          </table:table-cell>
          <table:table-cell table:style-name="Table1.D2" office:value-type="string">
            <text:p text:style-name="P3">Pilota</text:p>
          </table:table-cell>
        </table:table-row>
        <table:table-row>
          <table:table-cell table:style-name="Table1.A2" office:value-type="string">
            <text:p text:style-name="P3">AM</text:p>
          </table:table-cell>
          <table:table-cell table:style-name="Table1.A2" office:value-type="string">
            <text:p text:style-name="P3">Una delle categorie di pilota, che possiede poca esperienza.</text:p>
          </table:table-cell>
          <table:table-cell table:style-name="Table1.A2" office:value-type="string">
            <text:p text:style-name="P3">Nessuno</text:p>
          </table:table-cell>
          <table:table-cell table:style-name="Table1.D2" office:value-type="string">
            <text:p text:style-name="P3">Pilota, Gentleman Driver</text:p>
          </table:table-cell>
        </table:table-row>
        <table:table-row>
          <table:table-cell table:style-name="Table1.A2" office:value-type="string">
            <text:p text:style-name="P3">Gentleman Driver</text:p>
          </table:table-cell>
          <table:table-cell table:style-name="Table1.A2" office:value-type="string">
            <text:p text:style-name="P3">Una delle categorie di pilota, che non possiede esperienza.</text:p>
          </table:table-cell>
          <table:table-cell table:style-name="Table1.A2" office:value-type="string">
            <text:p text:style-name="P3">Nessuno</text:p>
          </table:table-cell>
          <table:table-cell table:style-name="Table1.D2" office:value-type="string">
            <text:p text:style-name="P3">AM</text:p>
          </table:table-cell>
        </table:table-row>
        <table:table-row>
          <table:table-cell table:style-name="Table1.A2" office:value-type="string">
            <text:p text:style-name="P3">Scuderia</text:p>
          </table:table-cell>
          <table:table-cell table:style-name="Table1.A2" office:value-type="string">
            <text:p text:style-name="P3">Un complesso organizzato che comprende le vetture che gestisce.</text:p>
          </table:table-cell>
          <table:table-cell table:style-name="Table1.A2" office:value-type="string">
            <text:p text:style-name="P3">Nessuno</text:p>
          </table:table-cell>
          <table:table-cell table:style-name="Table1.D2" office:value-type="string">
            <text:p text:style-name="P3">Vettura</text:p>
          </table:table-cell>
        </table:table-row>
      </table:table>
      <text:p text:style-name="P4"/>
      <text:p text:style-name="P9">Dizionario dei dati:</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6">Entità</text:p>
          </table:table-cell>
          <table:table-cell table:style-name="Table2.A1" office:value-type="string">
            <text:p text:style-name="P6">Descrizione</text:p>
          </table:table-cell>
          <table:table-cell table:style-name="Table2.A1" office:value-type="string">
            <text:p text:style-name="P6">Attributi</text:p>
          </table:table-cell>
          <table:table-cell table:style-name="Table2.D1" office:value-type="string">
            <text:p text:style-name="P6">Identificatore</text:p>
          </table:table-cell>
        </table:table-row>
        <table:table-row>
          <table:table-cell table:style-name="Table2.A2" office:value-type="string">
            <text:p text:style-name="P3">Circuito</text:p>
          </table:table-cell>
          <table:table-cell table:style-name="Table2.A2" office:value-type="string">
            <text:p text:style-name="P3">Uno dei percorsi lungo cui si svolge una gara.</text:p>
          </table:table-cell>
          <table:table-cell table:style-name="Table2.A2" office:value-type="string">
            <text:p text:style-name="Standard"><text:span text:style-name="Car._20_predefinito_20_paragrafo"><text:span text:style-name="T6">Paese</text:span></text:span><text:span text:style-name="Car._20_predefinito_20_paragrafo"><text:span text:style-name="T2">: luogo in cui si trova il circuito.</text:span></text:span></text:p>
            <text:p text:style-name="P4">Dominio: Stringa di massimo 50 caratteri.</text:p>
            <text:p text:style-name="Standard"><text:span text:style-name="Car._20_predefinito_20_paragrafo"><text:span text:style-name="T6">Lunghezza: </text:span></text:span><text:span text:style-name="Car._20_predefinito_20_paragrafo"><text:span text:style-name="T2">lunghezza, in km, del circuito.</text:span></text:span></text:p>
            <text:p text:style-name="Standard"><text:span text:style-name="Car._20_predefinito_20_paragrafo"><text:span text:style-name="T2">Dominio: float positivi.</text:span></text:span></text:p>
            <text:p text:style-name="Standard"><text:span text:style-name="Car._20_predefinito_20_paragrafo"><text:span text:style-name="T6">#Curve:</text:span></text:span><text:span text:style-name="Car._20_predefinito_20_paragrafo"><text:span text:style-name="T2"> numero di curve presenti nel circuito.</text:span></text:span></text:p>
            <text:p text:style-name="P4">Dominio: interi non negativi.</text:p>
          </table:table-cell>
          <table:table-cell table:style-name="Table2.D2" office:value-type="string">
            <text:p text:style-name="Table_20_Contents"><text:span text:style-name="Car._20_predefinito_20_paragrafo"><text:span text:style-name="T6">Nome</text:span></text:span><text:span text:style-name="Car._20_predefinito_20_paragrafo"><text:span text:style-name="T2">: nome del circuito.</text:span></text:span></text:p>
            <text:p text:style-name="P3">Dominio: stringa di massimo 50 caratteri.</text:p>
          </table:table-cell>
        </table:table-row>
        <table:table-row>
          <table:table-cell table:style-name="Table2.A2" office:value-type="string">
            <text:p text:style-name="P3">Gara</text:p>
          </table:table-cell>
          <table:table-cell table:style-name="Table2.A2" office:value-type="string">
            <text:p text:style-name="P3">Un evento a cui prendono parte le vetture.</text:p>
          </table:table-cell>
          <table:table-cell table:style-name="Table2.A2" office:value-type="string">
            <text:p text:style-name="Standard"><text:span text:style-name="Car._20_predefinito_20_paragrafo"><text:span text:style-name="T6">Data:</text:span></text:span><text:span text:style-name="Car._20_predefinito_20_paragrafo"><text:span text:style-name="T2"> data in cui si svolge la gara.</text:span></text:span></text:p>
            <text:p text:style-name="P4">Dominio: Date.</text:p>
            <text:p text:style-name="Standard"><text:span text:style-name="Car._20_predefinito_20_paragrafo"><text:span text:style-name="T6">Durata: </text:span></text:span><text:span text:style-name="Car._20_predefinito_20_paragrafo"><text:span text:style-name="T2">intervallo di tempo, espresso in ore, necessario a completare tutti i giri del circuito richiesti.</text:span></text:span></text:p>
            <text:p text:style-name="Standard"><text:span text:style-name="Car._20_predefinito_20_paragrafo"><text:span text:style-name="T2">Dominio: float positivi.</text:span></text:span></text:p>
            <text:p text:style-name="Standard"><text:span text:style-name="Car._20_predefinito_20_paragrafo"><text:span text:style-name="T6">Tipo:</text:span></text:span><text:span text:style-name="Car._20_predefinito_20_paragrafo"><text:span text:style-name="T2"> specifica se la gara si sia svolta con tracciato asciutto o bagnato.</text:span></text:span></text:p>
            <text:p text:style-name="Table_20_Contents"><text:span text:style-name="Car._20_predefinito_20_paragrafo"><text:span text:style-name="T2">Dominio: Stringa di </text:span></text:span><text:soft-page-break/><text:span text:style-name="Car._20_predefinito_20_paragrafo"><text:span text:style-name="T2">un solo carattere, che può assumere soltanto i valore di 'A' per asciutto, oppure 'B' per bagnato.</text:span></text:span></text:p>
          </table:table-cell>
          <table:table-cell table:style-name="Table2.D2" office:value-type="string">
            <text:p text:style-name="Table_20_Contents"><text:span text:style-name="Car._20_predefinito_20_paragrafo"><text:span text:style-name="T6">Nome: </text:span></text:span><text:span text:style-name="Car._20_predefinito_20_paragrafo"><text:span text:style-name="T2">nome della gara.</text:span></text:span></text:p>
            <text:p text:style-name="Table_20_Contents"><text:span text:style-name="Car._20_predefinito_20_paragrafo"><text:span text:style-name="T2">Dominio: stringa di massimo 50 caratteri.</text:span></text:span></text:p>
          </table:table-cell>
        </table:table-row>
        <table:table-row>
          <table:table-cell table:style-name="Table2.A2" office:value-type="string">
            <text:p text:style-name="P3">Vettura</text:p>
          </table:table-cell>
          <table:table-cell table:style-name="Table2.A2" office:value-type="string">
            <text:p text:style-name="P3">Un veicolo gestito da una scuderia e guidato da un pilota che prende parte ad una gara.</text:p>
          </table:table-cell>
          <table:table-cell table:style-name="Table2.A2" office:value-type="string">
            <text:p text:style-name="Standard"><text:span text:style-name="Car._20_predefinito_20_paragrafo"><text:span text:style-name="T6">Modello: </text:span></text:span><text:span text:style-name="Car._20_predefinito_20_paragrafo"><text:span text:style-name="T2">modello di auto a cui la vettura si ispira.</text:span></text:span></text:p>
            <text:p text:style-name="P3">Dominio: Stringa di massimo 20 caratteri.</text:p>
            <text:p text:style-name="Standard"><text:span text:style-name="Car._20_predefinito_20_paragrafo"><text:span text:style-name="T6">Punti(rid.): </text:span></text:span><text:span text:style-name="Car._20_predefinito_20_paragrafo"><text:span text:style-name="T2">attributo ridondante che tiene conto di tutti i punti accumulati da una vettura nel corso del campionato.</text:span></text:span></text:p>
            <text:p text:style-name="P4">Dominio: interi non negativi.</text:p>
            <text:p text:style-name="Standard"><text:span text:style-name="Car._20_predefinito_20_paragrafo"><text:span text:style-name="T6">#Piloti:</text:span></text:span><text:span text:style-name="Car._20_predefinito_20_paragrafo"><text:span text:style-name="T2"> attributo ridondante che indica il numero di piloti che fanno parte dell'equipaggio di una vettura.</text:span></text:span></text:p>
            <text:p text:style-name="P4">Dominio: interi non negativi.</text:p>
          </table:table-cell>
          <table:table-cell table:style-name="Table2.D2" office:value-type="string">
            <text:p text:style-name="Table_20_Contents"><text:span text:style-name="Car._20_predefinito_20_paragrafo"><text:span text:style-name="T6">Numero di gara: </text:span></text:span><text:span text:style-name="Car._20_predefinito_20_paragrafo"><text:span text:style-name="T2">numero posto sulla carrozzeria di una data vettura e che la identifica.</text:span></text:span></text:p>
            <text:p text:style-name="P3">Dominio: interi positivi.</text:p>
          </table:table-cell>
        </table:table-row>
        <table:table-row>
          <table:table-cell table:style-name="Table2.A2" office:value-type="string">
            <text:p text:style-name="P3">Componente</text:p>
          </table:table-cell>
          <table:table-cell table:style-name="Table2.A2" office:value-type="string">
            <text:p text:style-name="P3">Uno degli elementi che costituisce le vetture.</text:p>
            <text:p text:style-name="P3">Entità padre di una generalizzazione totale ed esclusiva.</text:p>
          </table:table-cell>
          <table:table-cell table:style-name="Table2.A2" office:value-type="string">
            <text:p text:style-name="Table_20_Contents"><text:span text:style-name="Car._20_predefinito_20_paragrafo"><text:span text:style-name="T6">Costo:</text:span></text:span><text:span text:style-name="Car._20_predefinito_20_paragrafo"><text:span text:style-name="T2"> prezzo necessario per l'acquisto di un componente.</text:span></text:span></text:p>
            <text:p text:style-name="P3">Dominio: float positivi.</text:p>
          </table:table-cell>
          <table:table-cell table:style-name="Table2.D2" office:value-type="string">
            <text:p text:style-name="Standard"><text:span text:style-name="Car._20_predefinito_20_paragrafo"><text:span text:style-name="T6">Codice componente: </text:span></text:span><text:span text:style-name="Car._20_predefinito_20_paragrafo"><text:span text:style-name="T2">codice che identifica univocamente ciascun componente prodotto.</text:span></text:span></text:p>
            <text:p text:style-name="P4">Dominio: interi positivi.</text:p>
          </table:table-cell>
        </table:table-row>
        <table:table-row>
          <table:table-cell table:style-name="Table2.A2" office:value-type="string">
            <text:p text:style-name="P3">Telaio</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6">Materiale: </text:span></text:span><text:span text:style-name="Car._20_predefinito_20_paragrafo"><text:span text:style-name="T2">attributo che indica di che materiale è composto il telaio.</text:span></text:span></text:p>
            <text:p text:style-name="Table_20_Contents"><text:span text:style-name="Car._20_predefinito_20_paragrafo"><text:span text:style-name="T2">Dominio: stringa di massimo 30 caratteri.</text:span></text:span></text:p>
            <text:p text:style-name="Table_20_Contents"><text:span text:style-name="Car._20_predefinito_20_paragrafo"><text:span text:style-name="T6">Peso: </text:span></text:span><text:span text:style-name="Car._20_predefinito_20_paragrafo"><text:span text:style-name="T2">attributo che indica il peso di un telaio.</text:span></text:span></text:p>
            <text:p text:style-name="P3">Dominio: float positivi.</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Cambio</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6">Marcia: </text:span></text:span><text:span text:style-name="Car._20_predefinito_20_paragrafo"><text:span text:style-name="T2">attributo che indica quante marce presenti il cambio.</text:span></text:span></text:p>
            <text:p text:style-name="Table_20_Contents"><text:span text:style-name="Car._20_predefinito_20_paragrafo"><text:span text:style-name="T2">Dominio: interi positivi, può </text:span></text:span><text:soft-page-break/><text:span text:style-name="Car._20_predefinito_20_paragrafo"><text:span text:style-name="T2">assumere soltanto valore 7 oppure 8.</text:span></text:span></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Motore</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6">Cilindrata: </text:span></text:span><text:span text:style-name="Car._20_predefinito_20_paragrafo"><text:span text:style-name="T2">attributo che indica la cilindrata del motore.</text:span></text:span></text:p>
            <text:p text:style-name="P3">Dominio: interi positivi.</text:p>
            <text:p text:style-name="Table_20_Contents"><text:span text:style-name="Car._20_predefinito_20_paragrafo"><text:span text:style-name="T6">Tipo motore: </text:span></text:span><text:span text:style-name="Car._20_predefinito_20_paragrafo"><text:span text:style-name="T2">indica che tipologia di motore sia: turbo o aspirato.</text:span></text:span></text:p>
            <text:p text:style-name="Table_20_Contents"><text:span text:style-name="Car._20_predefinito_20_paragrafo"><text:span text:style-name="T2">Dominio: stringa di massimo 30 caratteri.</text:span></text:span></text:p>
            <text:p text:style-name="Table_20_Contents"><text:span text:style-name="Car._20_predefinito_20_paragrafo"><text:span text:style-name="T6">#Cilindri: </text:span></text:span><text:span text:style-name="Car._20_predefinito_20_paragrafo"><text:span text:style-name="T2">attributo che indica il numero di cilindri che presenta un motore.</text:span></text:span></text:p>
            <text:p text:style-name="P3">Dominio: interi positivi.</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Costruttore</text:p>
          </table:table-cell>
          <table:table-cell table:style-name="Table2.A2" office:value-type="string">
            <text:p text:style-name="P3">Una delle aziende che si occupa della produzione di componenti.</text:p>
          </table:table-cell>
          <table:table-cell table:style-name="Table2.A2" office:value-type="string">
            <text:p text:style-name="Standard"><text:span text:style-name="Car._20_predefinito_20_paragrafo"><text:span text:style-name="T6">Ragione social</text:span></text:span><text:span text:style-name="Car._20_predefinito_20_paragrafo"><text:span text:style-name="T7">e: </text:span></text:span><text:span text:style-name="Car._20_predefinito_20_paragrafo"><text:span text:style-name="T8">la denominazione sotto cui agisce una società di persone</text:span></text:span><text:span text:style-name="Car._20_predefinito_20_paragrafo"><text:span text:style-name="T2">.</text:span></text:span></text:p>
            <text:p text:style-name="Standard"><text:span text:style-name="Car._20_predefinito_20_paragrafo"><text:span text:style-name="T2">Dominio: stringa di massimo </text:span></text:span><text:span text:style-name="Car._20_predefinito_20_paragrafo"><text:span text:style-name="T4">20</text:span></text:span><text:span text:style-name="Car._20_predefinito_20_paragrafo"><text:span text:style-name="T2"> caratteri.</text:span></text:span></text:p>
            <text:p text:style-name="Standard"><text:span text:style-name="Car._20_predefinito_20_paragrafo"><text:span text:style-name="T6">Sede: </text:span></text:span><text:span text:style-name="Car._20_predefinito_20_paragrafo"><text:span text:style-name="T2">luogo in cui si trova la sede principale del costruttore.</text:span></text:span></text:p>
            <text:p text:style-name="Standard"><text:span text:style-name="Car._20_predefinito_20_paragrafo"><text:span text:style-name="T2">Dominio: stringa di massimo 50 caratteri.</text:span></text:span></text:p>
            <text:p text:style-name="Standard"><text:span text:style-name="Car._20_predefinito_20_paragrafo"><text:span text:style-name="T6">#Componenti: </text:span></text:span><text:span text:style-name="Car._20_predefinito_20_paragrafo"><text:span text:style-name="T2">attributo ridondante che indica il numero assoluto di componenti prodotti da un costruttore.</text:span></text:span></text:p>
            <text:p text:style-name="P4">Dominio: interi positivi.</text:p>
          </table:table-cell>
          <table:table-cell table:style-name="Table2.D2" office:value-type="string">
            <text:p text:style-name="Table_20_Contents"><text:span text:style-name="Car._20_predefinito_20_paragrafo"><text:span text:style-name="T6">Nome: </text:span></text:span><text:span text:style-name="Car._20_predefinito_20_paragrafo"><text:span text:style-name="T2">nome del costruttore.</text:span></text:span></text:p>
            <text:p text:style-name="Table_20_Contents"><text:span text:style-name="Car._20_predefinito_20_paragrafo"><text:span text:style-name="T2">Dominio: stringa di massimo 50 caratteri.</text:span></text:span></text:p>
          </table:table-cell>
        </table:table-row>
        <table:table-row>
          <table:table-cell table:style-name="Table2.A2" office:value-type="string">
            <text:p text:style-name="P3">Pilota</text:p>
          </table:table-cell>
          <table:table-cell table:style-name="Table2.A2" office:value-type="string">
            <text:p text:style-name="P3">Una persona che gareggia a bordo di una vettura.</text:p>
            <text:p text:style-name="P3">Entità padre di una generalizzazione totale ed esclusiva.</text:p>
          </table:table-cell>
          <table:table-cell table:style-name="Table2.A2" office:value-type="string">
            <text:p text:style-name="Standard"><text:span text:style-name="Car._20_predefinito_20_paragrafo"><text:span text:style-name="T6">Nome: </text:span></text:span><text:span text:style-name="Car._20_predefinito_20_paragrafo"><text:span text:style-name="T2">nome di un pilota.</text:span></text:span></text:p>
            <text:p text:style-name="Standard"><text:span text:style-name="Car._20_predefinito_20_paragrafo"><text:span text:style-name="T2">Dominio: stringa di massimo 30 caratteri.</text:span></text:span></text:p>
            <text:p text:style-name="Standard"><text:span text:style-name="Car._20_predefinito_20_paragrafo"><text:span text:style-name="T6">Cognome: </text:span></text:span><text:span text:style-name="Car._20_predefinito_20_paragrafo"><text:span text:style-name="T2">cognome di un pilota.</text:span></text:span></text:p>
            <text:p text:style-name="Table_20_Contents"><text:span text:style-name="Car._20_predefinito_20_paragrafo"><text:span text:style-name="T2">Dominio: stringa di massimo 30 caratteri.</text:span></text:span></text:p>
            <text:p text:style-name="Standard"><text:span text:style-name="Car._20_predefinito_20_paragrafo"><text:span text:style-name="T6">Data di nascita: </text:span></text:span><text:span text:style-name="Car._20_predefinito_20_paragrafo"><text:span text:style-name="T2">data di nascita di un pilota.</text:span></text:span></text:p>
            <text:p text:style-name="P4">Dominio: Date.</text:p>
            <text:p text:style-name="Standard"><text:soft-page-break/><text:span text:style-name="Car._20_predefinito_20_paragrafo"><text:span text:style-name="T6">Nazionalità: </text:span></text:span><text:span text:style-name="Car._20_predefinito_20_paragrafo"><text:span text:style-name="T2">nazionalità di un pilota.</text:span></text:span></text:p>
            <text:p text:style-name="Table_20_Contents"><text:span text:style-name="Car._20_predefinito_20_paragrafo"><text:span text:style-name="T2">Dominio: stringa di massimo 20 caratteri.</text:span></text:span></text:p>
          </table:table-cell>
          <table:table-cell table:style-name="Table2.D2" office:value-type="string">
            <text:p text:style-name="Table_20_Contents"><text:span text:style-name="Car._20_predefinito_20_paragrafo"><text:span text:style-name="T6">Codice pilota: </text:span></text:span><text:span text:style-name="Car._20_predefinito_20_paragrafo"><text:span text:style-name="T2">codice univoco che identifica un pilota.</text:span></text:span></text:p>
            <text:p text:style-name="Table_20_Contents"><text:span text:style-name="Car._20_predefinito_20_paragrafo"><text:span text:style-name="T2">Dominio: intero positivo.</text:span></text:span></text:p>
          </table:table-cell>
        </table:table-row>
        <table:table-row>
          <table:table-cell table:style-name="Table2.A2" office:value-type="string">
            <text:p text:style-name="P3">PRO</text:p>
          </table:table-cell>
          <table:table-cell table:style-name="Table2.A2" office:value-type="string">
            <text:p text:style-name="P3">Una delle categorie di pilota, che possiede grande esperienza.</text:p>
            <text:p text:style-name="P3">Una delle entità figlie che hanno come padre "Pilota".</text:p>
          </table:table-cell>
          <table:table-cell table:style-name="Table2.A2" office:value-type="string">
            <text:p text:style-name="Standard"><text:span text:style-name="Car._20_predefinito_20_paragrafo"><text:span text:style-name="T6">#Licenze: </text:span></text:span><text:span text:style-name="Car._20_predefinito_20_paragrafo"><text:span text:style-name="T2">numero di licenze possedute da un pilota professionista.</text:span></text:span></text:p>
            <text:p text:style-name="P4">Dominio: interi positivi.</text:p>
          </table:table-cell>
          <table:table-cell table:style-name="Table2.D2" office:value-type="string">
            <text:p text:style-name="P3">Trattandosi di una sottoentità di pilota, eredita l'identificatore del padre.</text:p>
          </table:table-cell>
        </table:table-row>
        <table:table-row>
          <table:table-cell table:style-name="Table2.A2" office:value-type="string">
            <text:p text:style-name="P3">AM</text:p>
          </table:table-cell>
          <table:table-cell table:style-name="Table2.A2" office:value-type="string">
            <text:p text:style-name="P3">Una delle categorie di pilota, che possiede poca esperienza.</text:p>
            <text:p text:style-name="P3">Una delle entità figlie che hanno come padre "Pilota".</text:p>
          </table:table-cell>
          <table:table-cell table:style-name="Table2.A2" office:value-type="string">
            <text:p text:style-name="Standard"><text:span text:style-name="Car._20_predefinito_20_paragrafo"><text:span text:style-name="T6">Data prima licenza: </text:span></text:span><text:span text:style-name="Car._20_predefinito_20_paragrafo"><text:span text:style-name="T2">data di conseguimento della prima licenza di un pilota amatoriale.</text:span></text:span></text:p>
            <text:p text:style-name="P4">Dominio: Date.</text:p>
          </table:table-cell>
          <table:table-cell table:style-name="Table2.D2" office:value-type="string">
            <text:p text:style-name="P3">Trattandosi di una sottoentità di pilota, eredita l'identificatore del padre.</text:p>
          </table:table-cell>
        </table:table-row>
        <table:table-row>
          <table:table-cell table:style-name="Table2.A2" office:value-type="string">
            <text:p text:style-name="P3">Gentleman Driver</text:p>
          </table:table-cell>
          <table:table-cell table:style-name="Table2.A2" office:value-type="string">
            <text:p text:style-name="P3">Una delle categorie di pilota, che non possiede esperienza.</text:p>
            <text:p text:style-name="P3">Entità figlia che ha come padre "AM".</text:p>
          </table:table-cell>
          <table:table-cell table:style-name="Table2.A2" office:value-type="string">
            <text:p text:style-name="Standard"><text:span text:style-name="Car._20_predefinito_20_paragrafo"><text:span text:style-name="T6">#Finanziamenti: </text:span></text:span><text:span text:style-name="Car._20_predefinito_20_paragrafo"><text:span text:style-name="T2">numero dei finanziamenti effettuati da parte di un gentleman driver.</text:span></text:span></text:p>
            <text:p text:style-name="P4">Dominio: interi positivi.</text:p>
            <text:p text:style-name="Standard"><text:span text:style-name="Car._20_predefinito_20_paragrafo"><text:span text:style-name="T6">Quota: </text:span></text:span><text:span text:style-name="Car._20_predefinito_20_paragrafo"><text:span text:style-name="T2">attributo che tiene traccia della quantità totale di soldi versati.</text:span></text:span></text:p>
            <text:p text:style-name="P4">Dominio: float positivi.</text:p>
          </table:table-cell>
          <table:table-cell table:style-name="Table2.D2" office:value-type="string">
            <text:p text:style-name="P3">Trattandosi di una sottoentità di AM, a sua volta sottoentità di pilota, eredita l'identificatore del padre.</text:p>
          </table:table-cell>
        </table:table-row>
        <table:table-row>
          <table:table-cell table:style-name="Table2.A2" office:value-type="string">
            <text:p text:style-name="P3">Scuderia</text:p>
          </table:table-cell>
          <table:table-cell table:style-name="Table2.A2" office:value-type="string">
            <text:p text:style-name="P3">Un complesso organizzato che comprende le vetture che gestisce.</text:p>
          </table:table-cell>
          <table:table-cell table:style-name="Table2.A2" office:value-type="string">
            <text:p text:style-name="Standard"><text:span text:style-name="Car._20_predefinito_20_paragrafo"><text:span text:style-name="T6">Sede:</text:span></text:span><text:span text:style-name="Car._20_predefinito_20_paragrafo"><text:span text:style-name="T2"> luogo in cui si trova la sede principale della scuderia.</text:span></text:span></text:p>
            <text:p text:style-name="P4">Dominio: stringa di al massimo 50 caratteri.</text:p>
            <text:p text:style-name="Standard"><text:span text:style-name="Car._20_predefinito_20_paragrafo"><text:span text:style-name="T6">#Finanziamenti: </text:span></text:span><text:span text:style-name="Car._20_predefinito_20_paragrafo"><text:span text:style-name="T2">attributo ridondante che tiene traccia del numero totale di finanziamenti ricevuti.</text:span></text:span></text:p>
            <text:p text:style-name="P4">Dominio: interi positivi.</text:p>
          </table:table-cell>
          <table:table-cell table:style-name="Table2.D2" office:value-type="string">
            <text:p text:style-name="Table_20_Contents"><text:span text:style-name="Car._20_predefinito_20_paragrafo"><text:span text:style-name="T6">Nome: </text:span></text:span><text:span text:style-name="Car._20_predefinito_20_paragrafo"><text:span text:style-name="T2">nome della scuderia.</text:span></text:span></text:p>
            <text:p text:style-name="P3">Dominio: stringa di al massimo 50 caratteri.</text:p>
          </table:table-cell>
        </table:table-row>
      </table:table>
      <text:p text:style-name="P7"/>
      <table:table table:name="Table3" table:style-name="Table3">
        <table:table-column table:style-name="Table3.A"/>
        <table:table-column table:style-name="Table3.B" table:number-columns-repeated="2"/>
        <table:table-column table:style-name="Table3.A"/>
        <table:table-row>
          <table:table-cell table:style-name="Table3.A1" office:value-type="string">
            <text:p text:style-name="P1">Associazione</text:p>
          </table:table-cell>
          <table:table-cell table:style-name="Table3.A1" office:value-type="string">
            <text:p text:style-name="P1">Descrizione</text:p>
          </table:table-cell>
          <table:table-cell table:style-name="Table3.A1" office:value-type="string">
            <text:p text:style-name="P1">Entità Coinvolte</text:p>
          </table:table-cell>
          <table:table-cell table:style-name="Table3.D1" office:value-type="string">
            <text:p text:style-name="P1">Attributi</text:p>
          </table:table-cell>
        </table:table-row>
        <table:table-row>
          <table:table-cell table:style-name="Table3.A2" office:value-type="string">
            <text:p text:style-name="P4">Coinvolgimento</text:p>
          </table:table-cell>
          <table:table-cell table:style-name="Table3.A2" office:value-type="string">
            <text:p text:style-name="P3">Associa una gara ad <text:soft-page-break/>un circuito.</text:p>
          </table:table-cell>
          <table:table-cell table:style-name="Table3.A2" office:value-type="string">
            <text:p text:style-name="P3">Circuito, Gara</text:p>
          </table:table-cell>
          <table:table-cell table:style-name="Table3.D2" office:value-type="string">
            <text:p text:style-name="P3">Nessuno</text:p>
          </table:table-cell>
        </table:table-row>
        <table:table-row>
          <table:table-cell table:style-name="Table3.A2" office:value-type="string">
            <text:p text:style-name="P4">Iscrizione</text:p>
          </table:table-cell>
          <table:table-cell table:style-name="Table3.A2" office:value-type="string">
            <text:p text:style-name="P3">Associa una vettura ad una gara.</text:p>
          </table:table-cell>
          <table:table-cell table:style-name="Table3.A2" office:value-type="string">
            <text:p text:style-name="P3">Gara, Vettura</text:p>
          </table:table-cell>
          <table:table-cell table:style-name="Table3.D2" office:value-type="string">
            <text:p text:style-name="Table_20_Contents"><text:span text:style-name="Car._20_predefinito_20_paragrafo"><text:span text:style-name="T6">Punteggio</text:span></text:span><text:span text:style-name="Car._20_predefinito_20_paragrafo"><text:span text:style-name="T2">: punti conseguiti da una vettura al termine di una gara.</text:span></text:span></text:p>
            <text:p text:style-name="P3">Dominio: interi non negativi.</text:p>
            <text:p text:style-name="Table_20_Contents"><text:span text:style-name="Car._20_predefinito_20_paragrafo"><text:span text:style-name="T6">Stato fine gara</text:span></text:span><text:span text:style-name="Car._20_predefinito_20_paragrafo"><text:span text:style-name="T2">: attributo che indica se la vettura ha terminato la gara o si è ritirata. Le cause del ritiro sono incidente, guasto meccanico, squalifica.</text:span></text:span></text:p>
            <text:p text:style-name="P3">Dominio: Stringa di massimo 16 caratteri.</text:p>
          </table:table-cell>
        </table:table-row>
        <table:table-row>
          <table:table-cell table:style-name="Table3.A2" office:value-type="string">
            <text:p text:style-name="P4">Guida</text:p>
          </table:table-cell>
          <table:table-cell table:style-name="Table3.A2" office:value-type="string">
            <text:p text:style-name="P3">Associa un pilota ad una vettura.</text:p>
          </table:table-cell>
          <table:table-cell table:style-name="Table3.A2" office:value-type="string">
            <text:p text:style-name="P3">Vettura, Pilota</text:p>
          </table:table-cell>
          <table:table-cell table:style-name="Table3.D2" office:value-type="string">
            <text:p text:style-name="P3">Nessuno</text:p>
          </table:table-cell>
        </table:table-row>
        <table:table-row>
          <table:table-cell table:style-name="Table3.A2" office:value-type="string">
            <text:p text:style-name="P4">Preparazione</text:p>
          </table:table-cell>
          <table:table-cell table:style-name="Table3.A2" office:value-type="string">
            <text:p text:style-name="P3">Associa una vettura ad una scuderia.</text:p>
          </table:table-cell>
          <table:table-cell table:style-name="Table3.A2" office:value-type="string">
            <text:p text:style-name="P3">Vettura, Scuderia</text:p>
          </table:table-cell>
          <table:table-cell table:style-name="Table3.D2" office:value-type="string">
            <text:p text:style-name="P3">Nessuno</text:p>
          </table:table-cell>
        </table:table-row>
        <table:table-row>
          <table:table-cell table:style-name="Table3.A2" office:value-type="string">
            <text:p text:style-name="P4">Composizione</text:p>
          </table:table-cell>
          <table:table-cell table:style-name="Table3.A2" office:value-type="string">
            <text:p text:style-name="P3">Associa un componente ad una vettura.</text:p>
          </table:table-cell>
          <table:table-cell table:style-name="Table3.A2" office:value-type="string">
            <text:p text:style-name="P3">Vettura, Componente</text:p>
          </table:table-cell>
          <table:table-cell table:style-name="Table3.D2" office:value-type="string">
            <text:p text:style-name="Table_20_Contents"><text:span text:style-name="Car._20_predefinito_20_paragrafo"><text:span text:style-name="T6">Data installazione:</text:span></text:span><text:span text:style-name="Car._20_predefinito_20_paragrafo"><text:span text:style-name="T2"> attributo che indica in che data un certo componente è stato installato su una vettura.</text:span></text:span></text:p>
            <text:p text:style-name="P3">Dominio: Date.</text:p>
          </table:table-cell>
        </table:table-row>
        <table:table-row>
          <table:table-cell table:style-name="Table3.A2" office:value-type="string">
            <text:p text:style-name="P4">Produzione</text:p>
          </table:table-cell>
          <table:table-cell table:style-name="Table3.A2" office:value-type="string">
            <text:p text:style-name="P3">Associa un costruttore ad un componente.</text:p>
          </table:table-cell>
          <table:table-cell table:style-name="Table3.A2" office:value-type="string">
            <text:p text:style-name="P3">Componente, Costruttore</text:p>
          </table:table-cell>
          <table:table-cell table:style-name="Table3.D2" office:value-type="string">
            <text:p text:style-name="P3">Nessuno</text:p>
          </table:table-cell>
        </table:table-row>
      </table:table>
      <text:p text:style-name="P5"/>
      <table:table table:name="Table4" table:style-name="Table4">
        <table:table-column table:style-name="Table4.A" table:number-columns-repeated="2"/>
        <table:table-row>
          <table:table-cell table:style-name="Table4.A1" office:value-type="string">
            <text:p text:style-name="P1">Associazione</text:p>
          </table:table-cell>
          <table:table-cell table:style-name="Table4.B1" office:value-type="string">
            <text:p text:style-name="P1">Cardinalità</text:p>
          </table:table-cell>
        </table:table-row>
        <table:table-row>
          <table:table-cell table:style-name="Table4.A2" office:value-type="string">
            <text:p text:style-name="P4">Coinvolgimento</text:p>
          </table:table-cell>
          <table:table-cell table:style-name="Table4.B2" office:value-type="string">
            <text:p text:style-name="P3">Circuito (1,N) – Gara (1,1)</text:p>
            <text:p text:style-name="P3">Massimi: 1, N</text:p>
            <text:p text:style-name="P3">Una gara è coinvolta in un solo circuito, mentre un circuito è coinvolto in più gare.</text:p>
          </table:table-cell>
        </table:table-row>
        <table:table-row>
          <table:table-cell table:style-name="Table4.A2" office:value-type="string">
            <text:p text:style-name="P4">Iscrizione</text:p>
          </table:table-cell>
          <table:table-cell table:style-name="Table4.B2" office:value-type="string">
            <text:p text:style-name="P3">Vettura (1,N) – Gara (1,N)</text:p>
            <text:p text:style-name="P3">Massimi: N, N</text:p>
            <text:p text:style-name="P3">Più vetture possono essere iscritte ad una gara e ad una gara possono iscriversi più vetture.</text:p>
          </table:table-cell>
        </table:table-row>
        <table:table-row>
          <table:table-cell table:style-name="Table4.A2" office:value-type="string">
            <text:p text:style-name="P4">Guida</text:p>
          </table:table-cell>
          <table:table-cell table:style-name="Table4.B2" office:value-type="string">
            <text:p text:style-name="P3">Vettura (1,N) – Pilota (1,1)</text:p>
            <text:p text:style-name="P3">Massimi: 1, N</text:p>
            <text:p text:style-name="P3">Un pilota guida una vettura, mentre una vettura può essere guidata da più di un pilota.</text:p>
            <text:p text:style-name="P3"><text:soft-page-break/>Possono esserci più piloti nell'equipaggio della stessa vettura.</text:p>
          </table:table-cell>
        </table:table-row>
        <table:table-row>
          <table:table-cell table:style-name="Table4.A2" office:value-type="string">
            <text:p text:style-name="P4">Preparazione</text:p>
          </table:table-cell>
          <table:table-cell table:style-name="Table4.B2" office:value-type="string">
            <text:p text:style-name="P3">Scuderia (1,N) – Vettura (1,1)</text:p>
            <text:p text:style-name="P3">Massimi: 1, N</text:p>
            <text:p text:style-name="P3">Una vettura può far parte di una singola scuderia, ma una scuderia può preparare più vetture.</text:p>
          </table:table-cell>
        </table:table-row>
        <table:table-row>
          <table:table-cell table:style-name="Table4.A2" office:value-type="string">
            <text:p text:style-name="P4">Composizione</text:p>
          </table:table-cell>
          <table:table-cell table:style-name="Table4.B2" office:value-type="string">
            <text:p text:style-name="P3">Vettura (1,N) – Componente (1,N)</text:p>
            <text:p text:style-name="P3">Massimi: N, N</text:p>
            <text:p text:style-name="P3">Più componenti possono essere montati su una vettura ed una vettura può essere composta da più componenti.</text:p>
          </table:table-cell>
        </table:table-row>
        <table:table-row>
          <table:table-cell table:style-name="Table4.A2" office:value-type="string">
            <text:p text:style-name="P4">Produzione</text:p>
          </table:table-cell>
          <table:table-cell table:style-name="Table4.B2" office:value-type="string">
            <text:p text:style-name="P3">Costruttore (1,N) – Componente (1,1)</text:p>
            <text:p text:style-name="P3">Massimi: 1, N</text:p>
            <text:p text:style-name="P3">Un componente può essere prodotto da un unico costruttore, mentre un costruttore può produrre più componenti.</text:p>
          </table:table-cell>
        </table:table-row>
      </table:table>
      <text:p text:style-name="P2"/>
      <text:p text:style-name="P8">Regole di vincolo:</text:p>
      <text:p text:style-name="P2">Vincoli espressi tramite costrutti:</text:p>
      <text:list xml:id="list3835609222" text:style-name="L12">
        <text:list-item>
          <text:p text:style-name="P26">Fanno parte dell'equipaggio di una vettura tutti i piloti che la guidano.</text:p>
        </text:list-item>
        <text:list-item>
          <text:p text:style-name="P21">Un pilota che guida una vettura fa parte della scuderia proprietaria di tale vettura.</text:p>
        </text:list-item>
        <text:list-item>
          <text:p text:style-name="P26">Un gentleman driver è sempre un pilota amatoriale, ma un pilota amatoriale non sempre è un gentleman driver.</text:p>
        </text:list-item>
      </text:list>
      <text:p text:style-name="P4"/>
      <text:p text:style-name="P2">Vincoli non esprimibili:</text:p>
      <text:list xml:id="list3906152962" text:style-name="L13">
        <text:list-item>
          <text:p text:style-name="P22">Le vetture che non portano a termine la gara ottengono 0 punti.</text:p>
        </text:list-item>
        <text:list-item>
          <text:p text:style-name="P22">Una vettura, in ogni dato istante, possiede un solo motore, un solo telaio e un solo cambio.</text:p>
        </text:list-item>
        <text:list-item>
          <text:p text:style-name="P22">Un certo componente può venire installato su vetture diverse, mantenendo lo stesso prezzo.</text:p>
        </text:list-item>
      </text:list>
      <text:p text:style-name="P4"/>
      <text:p text:style-name="P8">Regole di derivazione:</text:p>
      <text:list xml:id="list202491621" text:style-name="L14">
        <text:list-item>
          <text:p text:style-name="P23">Il punteggio in classifica di una vettura si ottiene sommando quelli ottenuti dalle gare a cui ha partecipato.</text:p>
        </text:list-item>
        <text:list-item>
          <text:p text:style-name="P23">Il numero di componenti creati da un certo Costruttore si ottiene contando quante volte ne ha prodotto uno.</text:p>
        </text:list-item>
        <text:list-item>
          <text:p text:style-name="P23">Il numero di piloti che fanno parte dell'equipaggio di una vettura si ottiene contando quanti piloti guidino tale vettura.</text:p>
        </text:list-item>
      </text:list>
      <text:p text:style-name="P4"/>
      <text:p text:style-name="P8">Commenti:</text:p>
      <text:list xml:id="list3979854364" text:style-name="L15">
        <text:list-item>
          <text:p text:style-name="P24">Si è scelta una generalizzazione totale ed esclusiva per l'entità 'Pilota' in quanto essi possono essere divisi in due sole categoria rispetto ad una certa "soglia di esperienza".</text:p>
        </text:list-item>
        <text:list-item>
          <text:p text:style-name="P24">Si è scelta una generalizzazione parziale ed esclusiva per i piloti 'AM' in quanto non sono riportate altre sottocategorie al di là dei 'Gentleman Driver'.</text:p>
        </text:list-item>
        <text:list-item>
          <text:p text:style-name="P24">Si è scelta una generalizzazione totale ed esclusiva per l'entità 'Componente' in quanto esistono unicamente tre tipologie possibili di essi.</text:p>
        </text:list-item>
        <text:list-item>
          <text:p text:style-name="P24">Il campionato è composto da un certo numero di gare.</text:p>
        </text:list-item>
        <text:list-item>
          <text:p text:style-name="P25"><text:soft-page-break/>Si suppone che una vettura sia iscritta al campionato, se è iscritta ad almeno una gara.</text:p>
        </text:list-item>
        <text:list-item>
          <text:p text:style-name="P24">Una vettura può iscriversi soltanto una volta per gara.</text:p>
        </text:list-item>
        <text:list-item>
          <text:p text:style-name="P24">Si suppone che un pilota non cambi la propria vettura per un'altra durante il campionato.</text:p>
        </text:list-item>
        <text:list-item>
          <text:p text:style-name="P24">Il numero di licenze possedute da un pilota non cambia nel corso del campionato.</text:p>
        </text:list-item>
        <text:list-item>
          <text:p text:style-name="P24">Una scuderia può ricevere finanziamenti solo ed esclusivamente dai Gentleman Driver.</text:p>
        </text:list-item>
        <text:list-item>
          <text:p text:style-name="P24">L'identificatore del pilota è stato aggiunto per evitare casi di omonimia e l'uso chiavi composte.</text:p>
        </text:list-item>
        <text:list-item>
          <text:p text:style-name="P29"><text:span text:style-name="Car._20_predefinito_20_paragrafo"><text:span text:style-name="T2">L'attributo '</text:span></text:span><text:span text:style-name="Car._20_predefinito_20_paragrafo"><text:span text:style-name="T3">M</text:span></text:span><text:span text:style-name="Car._20_predefinito_20_paragrafo"><text:span text:style-name="T2">otivo del ritiro', che si trovava inizialmente sulla relazione 'Iscrizione', è stato modificato in '</text:span></text:span><text:span text:style-name="Car._20_predefinito_20_paragrafo"><text:span text:style-name="T3">Sta</text:span></text:span><text:span text:style-name="Car._20_predefinito_20_paragrafo"><text:span text:style-name="T2">to fine gara', in modo da eliminare l'opzionalità.</text:span></text:span></text:p>
        </text:list-item>
        <text:list-item>
          <text:p text:style-name="P24">Si è scelto di aggiungere un attributo ridondante 'Punti' all'entità 'Vettura', <text:span text:style-name="T9">per tener</text:span> traccia <text:span text:style-name="T9">del</text:span> numero di punti complessivamente accumulati durante il campionato.</text:p>
        </text:list-item>
        <text:list-item>
          <text:p text:style-name="P24">Si è scelto di <text:span text:style-name="T9">aggiungere</text:span> un attributo ridondante '#Componenti' all'entità 'Costruttore' per tener traccia della quantità di componenti prodotta.</text:p>
        </text:list-item>
        <text:list-item>
          <text:p text:style-name="P24">Si è scelto di aggiungere un attributo ridondante '#Piloti' all'entità 'Vettura' per tener traccia di quanti piloti facciano parte del suo equipaggi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Elenco" style:family="paragraph" style:parent-style-name="Text_20_body">
      <style:paragraph-properties fo:hyphenation-ladder-count="no-limit"/>
      <style:text-properties fo:hyphenate="false" loext:hyphenation-no-caps="false"/>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Car._20_predefinito_20_paragrafo" style:display-name="Car. predefinito paragrafo"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1-28T07:31:00Z</meta:creation-date>
    <dc:date>2023-11-30T08:38:52.728066383</dc:date>
    <meta:editing-cycles>51</meta:editing-cycles>
    <meta:editing-duration>PT2H44M15S</meta:editing-duration>
    <meta:document-statistic meta:table-count="4" meta:image-count="0" meta:object-count="0" meta:page-count="10" meta:paragraph-count="337" meta:word-count="2587" meta:character-count="16613" meta:non-whitespace-character-count="14426"/>
    <meta:template xlink:type="simple" xlink:actuate="onRequest" xlink:title="" xlink:href="Normal"/>
  </office:meta>
</office:document-meta>
</file>